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5161in" svg:height="3.5429in" svg:x="5.9256in" svg:y="0.0079in">
            <draw:object draw:notify-on-update-of-ranges="Sheet1.A13:Sheet1.A13 Sheet1.A14:Sheet1.A21 Sheet1.B13:Sheet1.B13 Sheet1.B14:Sheet1.B21 Sheet1.C13:Sheet1.C13 Sheet1.C14:Sheet1.C21 Sheet1.D13:Sheet1.D13 Sheet1.D14:Sheet1.D21 Sheet1.E13:Sheet1.E13 Sheet1.E14:Sheet1.E21 Sheet1.F13:Sheet1.F13 Sheet1.F14:Sheet1.F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7433in" svg:height="3.5429in" svg:x="5.7307in" svg:y="4.1823in">
            <draw:object draw:notify-on-update-of-ranges="Sheet1.A35:Sheet1.A35 Sheet1.A36:Sheet1.A41 Sheet1.B35:Sheet1.B35 Sheet1.B36:Sheet1.B41 Sheet1.C35:Sheet1.C35 Sheet1.C36:Sheet1.C41 Sheet1.D35:Sheet1.D35 Sheet1.D36:Sheet1.D41 Sheet1.E35:Sheet1.E35 Sheet1.E36:Sheet1.E41 Sheet1.F35:Sheet1.F35 Sheet1.F36:Sheet1.F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1 rounds</text:p>
          </table:table-cell>
          <table:table-cell table:style-name="ce1" office:value-type="string" calcext:value-type="string">
            <text:p>10 rounds</text:p>
          </table:table-cell>
          <table:table-cell table:style-name="ce1" office:value-type="string" calcext:value-type="string">
            <text:p>100 rounds</text:p>
          </table:table-cell>
          <table:table-cell table:style-name="ce1" office:value-type="string" calcext:value-type="string">
            <text:p>1000 rounds</text:p>
          </table:table-cell>
          <table:table-cell table:style-name="ce1" office:value-type="string" calcext:value-type="string">
            <text:p>10000 roun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4" calcext:value-type="float">
            <text:p>7.84</text:p>
          </table:table-cell>
          <table:table-cell office:value-type="float" office:value="7.68" calcext:value-type="float">
            <text:p>7.68</text:p>
          </table:table-cell>
          <table:table-cell office:value-type="float" office:value="7.67" calcext:value-type="float">
            <text:p>7.67</text:p>
          </table:table-cell>
          <table:table-cell office:value-type="float" office:value="7.26" calcext:value-type="float">
            <text:p>7.26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75" calcext:value-type="float">
            <text:p>8.75</text:p>
          </table:table-cell>
          <table:table-cell office:value-type="float" office:value="6.35" calcext:value-type="float">
            <text:p>6.35</text:p>
          </table:table-cell>
          <table:table-cell office:value-type="float" office:value="5.57" calcext:value-type="float">
            <text:p>5.57</text:p>
          </table:table-cell>
          <table:table-cell office:value-type="float" office:value="5.4" calcext:value-type="float">
            <text:p>5.4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4" calcext:value-type="float">
            <text:p>8.4</text:p>
          </table:table-cell>
          <table:table-cell office:value-type="float" office:value="5.29" calcext:value-type="float">
            <text:p>5.29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03" calcext:value-type="float">
            <text:p>8.03</text:p>
          </table:table-cell>
          <table:table-cell office:value-type="float" office:value="4.69" calcext:value-type="float">
            <text:p>4.69</text:p>
          </table:table-cell>
          <table:table-cell office:value-type="float" office:value="3.94" calcext:value-type="float">
            <text:p>3.94</text:p>
          </table:table-cell>
          <table:table-cell office:value-type="float" office:value="3.78" calcext:value-type="float">
            <text:p>3.78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61" calcext:value-type="float">
            <text:p>7.61</text:p>
          </table:table-cell>
          <table:table-cell office:value-type="float" office:value="4.41" calcext:value-type="float">
            <text:p>4.41</text:p>
          </table:table-cell>
          <table:table-cell office:value-type="float" office:value="3.68" calcext:value-type="float">
            <text:p>3.68</text:p>
          </table:table-cell>
          <table:table-cell table:number-columns-repeated="2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19" calcext:value-type="float">
            <text:p>12.19</text:p>
          </table:table-cell>
          <table:table-cell office:value-type="float" office:value="4.12" calcext:value-type="float">
            <text:p>4.12</text:p>
          </table:table-cell>
          <table:table-cell office:value-type="float" office:value="4.88" calcext:value-type="float">
            <text:p>4.88</text:p>
          </table:table-cell>
          <table:table-cell office:value-type="float" office:value="4.93" calcext:value-type="float">
            <text:p>4.93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8" calcext:value-type="float">
            <text:p>8.8</text:p>
          </table:table-cell>
          <table:table-cell office:value-type="float" office:value="5.3" calcext:value-type="float">
            <text:p>5.3</text:p>
          </table:table-cell>
          <table:table-cell office:value-type="float" office:value="4.73" calcext:value-type="float">
            <text:p>4.73</text:p>
          </table:table-cell>
          <table:table-cell office:value-type="float" office:value="4.62" calcext:value-type="float">
            <text:p>4.62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92" calcext:value-type="float">
            <text:p>11.92</text:p>
          </table:table-cell>
          <table:table-cell office:value-type="float" office:value="5.84" calcext:value-type="float">
            <text:p>5.84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3" calcext:value-type="float">
            <text:p>4.3</text:p>
          </table:table-cell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1 rounds</text:p>
          </table:table-cell>
          <table:table-cell table:style-name="ce1" office:value-type="string" calcext:value-type="string">
            <text:p>10 rounds</text:p>
          </table:table-cell>
          <table:table-cell table:style-name="ce1" office:value-type="string" calcext:value-type="string">
            <text:p>100 rounds</text:p>
          </table:table-cell>
          <table:table-cell table:style-name="ce1" office:value-type="string" calcext:value-type="string">
            <text:p>1000 rounds</text:p>
          </table:table-cell>
          <table:table-cell table:style-name="ce1" office:value-type="string" calcext:value-type="string">
            <text:p>10000 roun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3]/[.B3]" office:value-type="float" office:value="1" calcext:value-type="float">
            <text:p>1</text:p>
          </table:table-cell>
          <table:table-cell table:formula="of:=[.C$3]/[.C3]" office:value-type="float" office:value="1" calcext:value-type="float">
            <text:p>1</text:p>
          </table:table-cell>
          <table:table-cell table:formula="of:=[.D$3]/[.D3]" office:value-type="float" office:value="1" calcext:value-type="float">
            <text:p>1</text:p>
          </table:table-cell>
          <table:table-cell table:formula="of:=[.E$3]/[.E3]" office:value-type="float" office:value="1" calcext:value-type="float">
            <text:p>1</text:p>
          </table:table-cell>
          <table:table-cell table:formula="of:=[.F$3]/[.F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3]/[.B4]" office:value-type="float" office:value="0.896" calcext:value-type="float">
            <text:p>0.896</text:p>
          </table:table-cell>
          <table:table-cell table:formula="of:=[.C$3]/[.C4]" office:value-type="float" office:value="1.20944881889764" calcext:value-type="float">
            <text:p>1.2094488189</text:p>
          </table:table-cell>
          <table:table-cell table:formula="of:=[.D$3]/[.D4]" office:value-type="float" office:value="1.3770197486535" calcext:value-type="float">
            <text:p>1.3770197487</text:p>
          </table:table-cell>
          <table:table-cell table:formula="of:=[.E$3]/[.E4]" office:value-type="float" office:value="1.34444444444444" calcext:value-type="float">
            <text:p>1.3444444444</text:p>
          </table:table-cell>
          <table:table-cell table:formula="of:=[.F$3]/[.F4]" office:value-type="float" office:value="1.34709193245779" calcext:value-type="float">
            <text:p>1.34709193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3]/[.B5]" office:value-type="float" office:value="0.933333333333333" calcext:value-type="float">
            <text:p>0.9333333333</text:p>
          </table:table-cell>
          <table:table-cell table:formula="of:=[.C$3]/[.C5]" office:value-type="float" office:value="1.45179584120983" calcext:value-type="float">
            <text:p>1.4517958412</text:p>
          </table:table-cell>
          <table:table-cell table:formula="of:=[.D$3]/[.D5]" office:value-type="float" office:value="1.70444444444444" calcext:value-type="float">
            <text:p>1.7044444444</text:p>
          </table:table-cell>
          <table:table-cell table:formula="of:=[.E$3]/[.E5]" office:value-type="float" office:value="1.67667436489607" calcext:value-type="float">
            <text:p>1.6766743649</text:p>
          </table:table-cell>
          <table:table-cell table:formula="of:=[.F$3]/[.F5]" office:value-type="float" office:value="1.65819861431871" calcext:value-type="float">
            <text:p>1.6581986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3]/[.B6]" office:value-type="float" office:value="0.976338729763387" calcext:value-type="float">
            <text:p>0.9763387298</text:p>
          </table:table-cell>
          <table:table-cell table:formula="of:=[.C$3]/[.C6]" office:value-type="float" office:value="1.63752665245203" calcext:value-type="float">
            <text:p>1.6375266525</text:p>
          </table:table-cell>
          <table:table-cell table:formula="of:=[.D$3]/[.D6]" office:value-type="float" office:value="1.94670050761421" calcext:value-type="float">
            <text:p>1.9467005076</text:p>
          </table:table-cell>
          <table:table-cell table:formula="of:=[.E$3]/[.E6]" office:value-type="float" office:value="1.92063492063492" calcext:value-type="float">
            <text:p>1.9206349206</text:p>
          </table:table-cell>
          <table:table-cell table:formula="of:=[.F$3]/[.F6]" office:value-type="float" office:value="1.86979166666667" calcext:value-type="float">
            <text:p>1.869791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3]/[.B7]" office:value-type="float" office:value="1.03022339027595" calcext:value-type="float">
            <text:p>1.0302233903</text:p>
          </table:table-cell>
          <table:table-cell table:formula="of:=[.C$3]/[.C7]" office:value-type="float" office:value="1.74149659863946" calcext:value-type="float">
            <text:p>1.7414965986</text:p>
          </table:table-cell>
          <table:table-cell table:formula="of:=[.D$3]/[.D7]" office:value-type="float" office:value="2.08423913043478" calcext:value-type="float">
            <text:p>2.0842391304</text:p>
          </table:table-cell>
          <table:table-cell table:formula="of:=[.E$3]/[.E7]" office:value-type="float" office:value="2.07428571428571" calcext:value-type="float">
            <text:p>2.0742857143</text:p>
          </table:table-cell>
          <table:table-cell table:formula="of:=[.F$3]/[.F7]" office:value-type="float" office:value="2.05142857142857" calcext:value-type="float">
            <text:p>2.0514285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3]/[.B8]" office:value-type="float" office:value="0.643150123051682" calcext:value-type="float">
            <text:p>0.6431501231</text:p>
          </table:table-cell>
          <table:table-cell table:formula="of:=[.C$3]/[.C8]" office:value-type="float" office:value="1.86407766990291" calcext:value-type="float">
            <text:p>1.8640776699</text:p>
          </table:table-cell>
          <table:table-cell table:formula="of:=[.D$3]/[.D8]" office:value-type="float" office:value="1.57172131147541" calcext:value-type="float">
            <text:p>1.5717213115</text:p>
          </table:table-cell>
          <table:table-cell table:formula="of:=[.E$3]/[.E8]" office:value-type="float" office:value="1.47261663286004" calcext:value-type="float">
            <text:p>1.4726166329</text:p>
          </table:table-cell>
          <table:table-cell table:formula="of:=[.F$3]/[.F8]" office:value-type="float" office:value="1.53418803418803" calcext:value-type="float">
            <text:p>1.53418803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3]/[.B9]" office:value-type="float" office:value="0.890909090909091" calcext:value-type="float">
            <text:p>0.8909090909</text:p>
          </table:table-cell>
          <table:table-cell table:formula="of:=[.C$3]/[.C9]" office:value-type="float" office:value="1.44905660377358" calcext:value-type="float">
            <text:p>1.4490566038</text:p>
          </table:table-cell>
          <table:table-cell table:formula="of:=[.D$3]/[.D9]" office:value-type="float" office:value="1.6215644820296" calcext:value-type="float">
            <text:p>1.621564482</text:p>
          </table:table-cell>
          <table:table-cell table:formula="of:=[.E$3]/[.E9]" office:value-type="float" office:value="1.57142857142857" calcext:value-type="float">
            <text:p>1.5714285714</text:p>
          </table:table-cell>
          <table:table-cell table:formula="of:=[.F$3]/[.F9]" office:value-type="float" office:value="1.63926940639269" calcext:value-type="float">
            <text:p>1.63926940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3]/[.B10]" office:value-type="float" office:value="0.657718120805369" calcext:value-type="float">
            <text:p>0.6577181208</text:p>
          </table:table-cell>
          <table:table-cell table:formula="of:=[.C$3]/[.C10]" office:value-type="float" office:value="1.31506849315068" calcext:value-type="float">
            <text:p>1.3150684932</text:p>
          </table:table-cell>
          <table:table-cell table:formula="of:=[.D$3]/[.D10]" office:value-type="float" office:value="1.69315673289183" calcext:value-type="float">
            <text:p>1.6931567329</text:p>
          </table:table-cell>
          <table:table-cell table:formula="of:=[.E$3]/[.E10]" office:value-type="float" office:value="1.69626168224299" calcext:value-type="float">
            <text:p>1.6962616822</text:p>
          </table:table-cell>
          <table:table-cell table:formula="of:=[.F$3]/[.F10]" office:value-type="float" office:value="1.66976744186047" calcext:value-type="float">
            <text:p>1.6697674419</text:p>
          </table:table-cell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1 rounds</text:p>
          </table:table-cell>
          <table:table-cell table:style-name="ce1" office:value-type="string" calcext:value-type="string">
            <text:p>10 rounds</text:p>
          </table:table-cell>
          <table:table-cell table:style-name="ce1" office:value-type="string" calcext:value-type="string">
            <text:p>100 rounds</text:p>
          </table:table-cell>
          <table:table-cell table:style-name="ce1" office:value-type="string" calcext:value-type="string">
            <text:p>1000 rounds</text:p>
          </table:table-cell>
          <table:table-cell table:style-name="ce1" office:value-type="string" calcext:value-type="string">
            <text:p>10000 roun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.4" calcext:value-type="float">
            <text:p>77.4</text:p>
          </table:table-cell>
          <table:table-cell office:value-type="float" office:value="76.52" calcext:value-type="float">
            <text:p>76.52</text:p>
          </table:table-cell>
          <table:table-cell office:value-type="float" office:value="78.03" calcext:value-type="float">
            <text:p>78.03</text:p>
          </table:table-cell>
          <table:table-cell office:value-type="float" office:value="76.97" calcext:value-type="float">
            <text:p>76.97</text:p>
          </table:table-cell>
          <table:table-cell office:value-type="float" office:value="76.65" calcext:value-type="float">
            <text:p>76.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.26" calcext:value-type="float">
            <text:p>75.26</text:p>
          </table:table-cell>
          <table:table-cell office:value-type="float" office:value="53.13" calcext:value-type="float">
            <text:p>53.13</text:p>
          </table:table-cell>
          <table:table-cell office:value-type="float" office:value="47.03" calcext:value-type="float">
            <text:p>47.03</text:p>
          </table:table-cell>
          <table:table-cell table:number-columns-repeated="2" office:value-type="float" office:value="45.14" calcext:value-type="float">
            <text:p>45.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.08" calcext:value-type="float">
            <text:p>72.08</text:p>
          </table:table-cell>
          <table:table-cell office:value-type="float" office:value="43.04" calcext:value-type="float">
            <text:p>43.04</text:p>
          </table:table-cell>
          <table:table-cell office:value-type="float" office:value="34.84" calcext:value-type="float">
            <text:p>34.84</text:p>
          </table:table-cell>
          <table:table-cell office:value-type="float" office:value="33.41" calcext:value-type="float">
            <text:p>33.41</text:p>
          </table:table-cell>
          <table:table-cell office:value-type="float" office:value="33.73" calcext:value-type="float">
            <text:p>33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.1" calcext:value-type="float">
            <text:p>137.1</text:p>
          </table:table-cell>
          <table:table-cell office:value-type="float" office:value="37.52" calcext:value-type="float">
            <text:p>37.52</text:p>
          </table:table-cell>
          <table:table-cell office:value-type="float" office:value="29.08" calcext:value-type="float">
            <text:p>29.08</text:p>
          </table:table-cell>
          <table:table-cell office:value-type="float" office:value="28.83" calcext:value-type="float">
            <text:p>28.83</text:p>
          </table:table-cell>
          <table:table-cell office:value-type="float" office:value="27.94" calcext:value-type="float">
            <text:p>27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7.71" calcext:value-type="float">
            <text:p>287.71</text:p>
          </table:table-cell>
          <table:table-cell office:value-type="float" office:value="34.25" calcext:value-type="float">
            <text:p>34.25</text:p>
          </table:table-cell>
          <table:table-cell office:value-type="float" office:value="25.84" calcext:value-type="float">
            <text:p>25.84</text:p>
          </table:table-cell>
          <table:table-cell office:value-type="float" office:value="25.55" calcext:value-type="float">
            <text:p>25.55</text:p>
          </table:table-cell>
          <table:table-cell office:value-type="float" office:value="25.28" calcext:value-type="float">
            <text:p>25.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3.41" calcext:value-type="float">
            <text:p>643.41</text:p>
          </table:table-cell>
          <table:table-cell office:value-type="float" office:value="44.49" calcext:value-type="float">
            <text:p>44.49</text:p>
          </table:table-cell>
          <table:table-cell office:value-type="float" office:value="40.28" calcext:value-type="float">
            <text:p>40.28</text:p>
          </table:table-cell>
          <table:table-cell office:value-type="float" office:value="39.41" calcext:value-type="float">
            <text:p>39.41</text:p>
          </table:table-cell>
          <table:table-cell office:value-type="float" office:value="39.93" calcext:value-type="float">
            <text:p>39.93</text:p>
          </table:table-cell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1 rounds</text:p>
          </table:table-cell>
          <table:table-cell table:style-name="ce1" office:value-type="string" calcext:value-type="string">
            <text:p>10 rounds</text:p>
          </table:table-cell>
          <table:table-cell table:style-name="ce1" office:value-type="string" calcext:value-type="string">
            <text:p>100 rounds</text:p>
          </table:table-cell>
          <table:table-cell table:style-name="ce1" office:value-type="string" calcext:value-type="string">
            <text:p>1000 rounds</text:p>
          </table:table-cell>
          <table:table-cell table:style-name="ce1" office:value-type="string" calcext:value-type="string">
            <text:p>10000 roun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6]/[.B26]" office:value-type="float" office:value="1" calcext:value-type="float">
            <text:p>1</text:p>
          </table:table-cell>
          <table:table-cell table:formula="of:=[.C$26]/[.C26]" office:value-type="float" office:value="1" calcext:value-type="float">
            <text:p>1</text:p>
          </table:table-cell>
          <table:table-cell table:formula="of:=[.D$26]/[.D26]" office:value-type="float" office:value="1" calcext:value-type="float">
            <text:p>1</text:p>
          </table:table-cell>
          <table:table-cell table:formula="of:=[.E$26]/[.E26]" office:value-type="float" office:value="1" calcext:value-type="float">
            <text:p>1</text:p>
          </table:table-cell>
          <table:table-cell table:formula="of:=[.F$26]/[.F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6]/[.B27]" office:value-type="float" office:value="1.0284347595004" calcext:value-type="float">
            <text:p>1.0284347595</text:p>
          </table:table-cell>
          <table:table-cell table:formula="of:=[.C$26]/[.C27]" office:value-type="float" office:value="1.44024091850179" calcext:value-type="float">
            <text:p>1.4402409185</text:p>
          </table:table-cell>
          <table:table-cell table:formula="of:=[.D$26]/[.D27]" office:value-type="float" office:value="1.65915373166064" calcext:value-type="float">
            <text:p>1.6591537317</text:p>
          </table:table-cell>
          <table:table-cell table:formula="of:=[.E$26]/[.E27]" office:value-type="float" office:value="1.7051395657953" calcext:value-type="float">
            <text:p>1.7051395658</text:p>
          </table:table-cell>
          <table:table-cell table:formula="of:=[.F$26]/[.F27]" office:value-type="float" office:value="1.69805050952592" calcext:value-type="float">
            <text:p>1.69805050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26]/[.B28]" office:value-type="float" office:value="1.07380688124306" calcext:value-type="float">
            <text:p>1.0738068812</text:p>
          </table:table-cell>
          <table:table-cell table:formula="of:=[.C$26]/[.C28]" office:value-type="float" office:value="1.77788104089219" calcext:value-type="float">
            <text:p>1.7778810409</text:p>
          </table:table-cell>
          <table:table-cell table:formula="of:=[.D$26]/[.D28]" office:value-type="float" office:value="2.23966704936854" calcext:value-type="float">
            <text:p>2.2396670494</text:p>
          </table:table-cell>
          <table:table-cell table:formula="of:=[.E$26]/[.E28]" office:value-type="float" office:value="2.30380125710865" calcext:value-type="float">
            <text:p>2.3038012571</text:p>
          </table:table-cell>
          <table:table-cell table:formula="of:=[.F$26]/[.F28]" office:value-type="float" office:value="2.27245775274237" calcext:value-type="float">
            <text:p>2.27245775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6]/[.B29]" office:value-type="float" office:value="0.564551422319475" calcext:value-type="float">
            <text:p>0.5645514223</text:p>
          </table:table-cell>
          <table:table-cell table:formula="of:=[.C$26]/[.C29]" office:value-type="float" office:value="2.03944562899787" calcext:value-type="float">
            <text:p>2.039445629</text:p>
          </table:table-cell>
          <table:table-cell table:formula="of:=[.D$26]/[.D29]" office:value-type="float" office:value="2.68328748280605" calcext:value-type="float">
            <text:p>2.6832874828</text:p>
          </table:table-cell>
          <table:table-cell table:formula="of:=[.E$26]/[.E29]" office:value-type="float" office:value="2.66978841484565" calcext:value-type="float">
            <text:p>2.6697884148</text:p>
          </table:table-cell>
          <table:table-cell table:formula="of:=[.F$26]/[.F29]" office:value-type="float" office:value="2.74337866857552" calcext:value-type="float">
            <text:p>2.74337866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26]/[.B30]" office:value-type="float" office:value="0.269020889089708" calcext:value-type="float">
            <text:p>0.2690208891</text:p>
          </table:table-cell>
          <table:table-cell table:formula="of:=[.C$26]/[.C30]" office:value-type="float" office:value="2.23416058394161" calcext:value-type="float">
            <text:p>2.2341605839</text:p>
          </table:table-cell>
          <table:table-cell table:formula="of:=[.D$26]/[.D30]" office:value-type="float" office:value="3.01973684210526" calcext:value-type="float">
            <text:p>3.0197368421</text:p>
          </table:table-cell>
          <table:table-cell table:formula="of:=[.E$26]/[.E30]" office:value-type="float" office:value="3.01252446183953" calcext:value-type="float">
            <text:p>3.0125244618</text:p>
          </table:table-cell>
          <table:table-cell table:formula="of:=[.F$26]/[.F30]" office:value-type="float" office:value="3.03204113924051" calcext:value-type="float">
            <text:p>3.0320411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26]/[.B31]" office:value-type="float" office:value="0.120296544971325" calcext:value-type="float">
            <text:p>0.120296545</text:p>
          </table:table-cell>
          <table:table-cell table:formula="of:=[.C$26]/[.C31]" office:value-type="float" office:value="1.71993706450888" calcext:value-type="float">
            <text:p>1.7199370645</text:p>
          </table:table-cell>
          <table:table-cell table:formula="of:=[.D$26]/[.D31]" office:value-type="float" office:value="1.93718967229394" calcext:value-type="float">
            <text:p>1.9371896723</text:p>
          </table:table-cell>
          <table:table-cell table:formula="of:=[.E$26]/[.E31]" office:value-type="float" office:value="1.95305759959401" calcext:value-type="float">
            <text:p>1.9530575996</text:p>
          </table:table-cell>
          <table:table-cell table:formula="of:=[.F$26]/[.F31]" office:value-type="float" office:value="1.91960931630353" calcext:value-type="float">
            <text:p>1.91960931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1:32:42.477768425</meta:creation-date>
    <dc:date>2015-12-16T13:28:23.439195960</dc:date>
    <meta:editing-duration>PT1H40M30S</meta:editing-duration>
    <meta:editing-cycles>2</meta:editing-cycles>
    <meta:generator>LibreOffice/4.2.8.2$Linux_X86_64 LibreOffice_project/420m0$Build-2</meta:generator>
    <meta:document-statistic meta:table-count="1" meta:cell-count="1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252cm" svg:height="9cm" xlink:href=".." xlink:type="simple" chart:class="chart:line" chart:style-name="ch1">
        <chart:title svg:x="9.238cm" svg:y="0.316cm" chart:style-name="ch2">
          <text:p>Speedup of parallel implementation (10000000 series)</text:p>
        </chart:title>
        <chart:subtitle svg:x="11.553cm" svg:y="1.301cm" chart:style-name="ch3">
          <text:p>(MPI processes on the same host)</text:p>
        </chart:subtitle>
        <chart:legend chart:legend-position="end" svg:x="25.844cm" svg:y="3.205cm" style:legend-expansion="high" chart:style-name="ch4"/>
        <chart:plot-area chart:style-name="ch5" table:cell-range-address="Sheet1.A13:Sheet1.F21" chart:data-source-has-labels="both" svg:x="1.596cm" svg:y="2.19cm" svg:width="23.663cm" svg:height="5.649cm">
          <chartooo:coordinate-region svg:x="2.323cm" svg:y="2.389cm" svg:width="22.842cm" svg:height="4.803cm"/>
          <chart:axis chart:dimension="x" chart:name="primary-x" chart:style-name="ch6" chartooo:axis-type="auto">
            <chartooo:date-scale/>
            <chart:title svg:x="12.126cm" svg:y="8.019cm" chart:style-name="ch7">
              <text:p>Number of nodes</text:p>
            </chart:title>
            <chart:categories table:cell-range-address="Sheet1.A14:Sheet1.A21"/>
          </chart:axis>
          <chart:axis chart:dimension="y" chart:name="primary-y" chart:style-name="ch6">
            <chart:title svg:x="0.451cm" svg:y="5.772cm" chart:style-name="ch8">
              <text:p>Speedup </text:p>
            </chart:title>
            <chart:grid chart:style-name="ch9" chart:class="major"/>
          </chart:axis>
          <chart:series chart:style-name="ch10" chart:values-cell-range-address="Sheet1.B14:Sheet1.B21" chart:label-cell-address="Sheet1.B13:Sheet1.B13" chart:class="chart:line">
            <chart:data-point chart:repeated="8"/>
          </chart:series>
          <chart:series chart:style-name="ch11" chart:values-cell-range-address="Sheet1.C14:Sheet1.C21" chart:label-cell-address="Sheet1.C13:Sheet1.C13" chart:class="chart:line">
            <chart:data-point chart:repeated="8"/>
          </chart:series>
          <chart:series chart:style-name="ch12" chart:values-cell-range-address="Sheet1.D14:Sheet1.D21" chart:label-cell-address="Sheet1.D13:Sheet1.D13" chart:class="chart:line">
            <chart:data-point chart:repeated="8"/>
          </chart:series>
          <chart:series chart:style-name="ch13" chart:values-cell-range-address="Sheet1.E14:Sheet1.E21" chart:label-cell-address="Sheet1.E13:Sheet1.E13" chart:class="chart:line">
            <chart:data-point chart:repeated="8"/>
          </chart:series>
          <chart:series chart:style-name="ch14" chart:values-cell-range-address="Sheet1.F14:Sheet1.F21" chart:label-cell-address="Sheet1.F13:Sheet1.F13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rounds</text:p>
                <draw:g>
                  <svg:desc>Sheet1.B13:Sheet1.B13</svg:desc>
                </draw:g>
              </table:table-cell>
              <table:table-cell office:value-type="string">
                <text:p>10 rounds</text:p>
                <draw:g>
                  <svg:desc>Sheet1.C13:Sheet1.C13</svg:desc>
                </draw:g>
              </table:table-cell>
              <table:table-cell office:value-type="string">
                <text:p>100 rounds</text:p>
                <draw:g>
                  <svg:desc>Sheet1.D13:Sheet1.D13</svg:desc>
                </draw:g>
              </table:table-cell>
              <table:table-cell office:value-type="string">
                <text:p>1000 rounds</text:p>
                <draw:g>
                  <svg:desc>Sheet1.E13:Sheet1.E13</svg:desc>
                </draw:g>
              </table:table-cell>
              <table:table-cell office:value-type="string">
                <text:p>10000 rounds</text:p>
                <draw:g>
                  <svg:desc>Sheet1.F13:Sheet1.F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4:Sheet1.A21</svg:desc>
                </draw:g>
              </table:table-cell>
              <table:table-cell office:value-type="float" office:value="1">
                <text:p>1</text:p>
                <draw:g>
                  <svg:desc>Sheet1.B14:Sheet1.B21</svg:desc>
                </draw:g>
              </table:table-cell>
              <table:table-cell office:value-type="float" office:value="1">
                <text:p>1</text:p>
                <draw:g>
                  <svg:desc>Sheet1.C14:Sheet1.C21</svg:desc>
                </draw:g>
              </table:table-cell>
              <table:table-cell office:value-type="float" office:value="1">
                <text:p>1</text:p>
                <draw:g>
                  <svg:desc>Sheet1.D14:Sheet1.D21</svg:desc>
                </draw:g>
              </table:table-cell>
              <table:table-cell office:value-type="float" office:value="1">
                <text:p>1</text:p>
                <draw:g>
                  <svg:desc>Sheet1.E14:Sheet1.E21</svg:desc>
                </draw:g>
              </table:table-cell>
              <table:table-cell office:value-type="float" office:value="1">
                <text:p>1</text:p>
                <draw:g>
                  <svg:desc>Sheet1.F14:Sheet1.F2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6">
                <text:p>0.896</text:p>
              </table:table-cell>
              <table:table-cell office:value-type="float" office:value="1.20944881889764">
                <text:p>1.20944881889764</text:p>
              </table:table-cell>
              <table:table-cell office:value-type="float" office:value="1.3770197486535">
                <text:p>1.3770197486535</text:p>
              </table:table-cell>
              <table:table-cell office:value-type="float" office:value="1.34444444444444">
                <text:p>1.34444444444444</text:p>
              </table:table-cell>
              <table:table-cell office:value-type="float" office:value="1.34709193245779">
                <text:p>1.3470919324577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.45179584120983">
                <text:p>1.45179584120983</text:p>
              </table:table-cell>
              <table:table-cell office:value-type="float" office:value="1.70444444444444">
                <text:p>1.70444444444444</text:p>
              </table:table-cell>
              <table:table-cell office:value-type="float" office:value="1.67667436489607">
                <text:p>1.67667436489607</text:p>
              </table:table-cell>
              <table:table-cell office:value-type="float" office:value="1.65819861431871">
                <text:p>1.658198614318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76338729763387">
                <text:p>0.976338729763387</text:p>
              </table:table-cell>
              <table:table-cell office:value-type="float" office:value="1.63752665245203">
                <text:p>1.63752665245203</text:p>
              </table:table-cell>
              <table:table-cell office:value-type="float" office:value="1.94670050761421">
                <text:p>1.94670050761421</text:p>
              </table:table-cell>
              <table:table-cell office:value-type="float" office:value="1.92063492063492">
                <text:p>1.92063492063492</text:p>
              </table:table-cell>
              <table:table-cell office:value-type="float" office:value="1.86979166666667">
                <text:p>1.869791666666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03022339027595">
                <text:p>1.03022339027595</text:p>
              </table:table-cell>
              <table:table-cell office:value-type="float" office:value="1.74149659863946">
                <text:p>1.74149659863946</text:p>
              </table:table-cell>
              <table:table-cell office:value-type="float" office:value="2.08423913043478">
                <text:p>2.08423913043478</text:p>
              </table:table-cell>
              <table:table-cell office:value-type="float" office:value="2.07428571428571">
                <text:p>2.07428571428571</text:p>
              </table:table-cell>
              <table:table-cell office:value-type="float" office:value="2.05142857142857">
                <text:p>2.051428571428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643150123051682">
                <text:p>0.643150123051682</text:p>
              </table:table-cell>
              <table:table-cell office:value-type="float" office:value="1.86407766990291">
                <text:p>1.86407766990291</text:p>
              </table:table-cell>
              <table:table-cell office:value-type="float" office:value="1.57172131147541">
                <text:p>1.57172131147541</text:p>
              </table:table-cell>
              <table:table-cell office:value-type="float" office:value="1.47261663286004">
                <text:p>1.47261663286004</text:p>
              </table:table-cell>
              <table:table-cell office:value-type="float" office:value="1.53418803418803">
                <text:p>1.5341880341880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890909090909091">
                <text:p>0.890909090909091</text:p>
              </table:table-cell>
              <table:table-cell office:value-type="float" office:value="1.44905660377358">
                <text:p>1.44905660377358</text:p>
              </table:table-cell>
              <table:table-cell office:value-type="float" office:value="1.6215644820296">
                <text:p>1.6215644820296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.63926940639269">
                <text:p>1.6392694063926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57718120805369">
                <text:p>0.657718120805369</text:p>
              </table:table-cell>
              <table:table-cell office:value-type="float" office:value="1.31506849315068">
                <text:p>1.31506849315068</text:p>
              </table:table-cell>
              <table:table-cell office:value-type="float" office:value="1.69315673289183">
                <text:p>1.69315673289183</text:p>
              </table:table-cell>
              <table:table-cell office:value-type="float" office:value="1.69626168224299">
                <text:p>1.69626168224299</text:p>
              </table:table-cell>
              <table:table-cell office:value-type="float" office:value="1.66976744186047">
                <text:p>1.66976744186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829cm" svg:height="9cm" xlink:href=".." xlink:type="simple" chart:class="chart:line" chart:style-name="ch1">
        <chart:title svg:x="9.407cm" svg:y="0.316cm" chart:style-name="ch2">
          <text:p>Speedup of parallel implementation (100000000 series)</text:p>
        </chart:title>
        <chart:subtitle svg:x="11.841cm" svg:y="1.301cm" chart:style-name="ch3">
          <text:p>(MPI processes on the same host)</text:p>
        </chart:subtitle>
        <chart:legend chart:legend-position="end" svg:x="26.421cm" svg:y="3.205cm" style:legend-expansion="high" chart:style-name="ch4"/>
        <chart:plot-area chart:style-name="ch5" table:cell-range-address="Sheet1.A35:Sheet1.F41" chart:data-source-has-labels="both" svg:x="1.607cm" svg:y="2.19cm" svg:width="24.218cm" svg:height="5.649cm">
          <chartooo:coordinate-region svg:x="2.334cm" svg:y="2.389cm" svg:width="23.397cm" svg:height="4.803cm"/>
          <chart:axis chart:dimension="x" chart:name="primary-x" chart:style-name="ch6" chartooo:axis-type="auto">
            <chartooo:date-scale/>
            <chart:title svg:x="12.918cm" svg:y="8.019cm" chart:style-name="ch7">
              <text:p>processes</text:p>
            </chart:title>
            <chart:categories table:cell-range-address="Sheet1.A36:Sheet1.A41"/>
          </chart:axis>
          <chart:axis chart:dimension="y" chart:name="primary-y" chart:style-name="ch6">
            <chart:title svg:x="0.451cm" svg:y="5.706cm" chart:style-name="ch8">
              <text:p>speedup</text:p>
            </chart:title>
            <chart:grid chart:style-name="ch9" chart:class="major"/>
          </chart:axis>
          <chart:series chart:style-name="ch10" chart:values-cell-range-address="Sheet1.B36:Sheet1.B41" chart:label-cell-address="Sheet1.B35:Sheet1.B35" chart:class="chart:line">
            <chart:data-point chart:repeated="6"/>
          </chart:series>
          <chart:series chart:style-name="ch11" chart:values-cell-range-address="Sheet1.C36:Sheet1.C41" chart:label-cell-address="Sheet1.C35:Sheet1.C35" chart:class="chart:line">
            <chart:data-point chart:repeated="6"/>
          </chart:series>
          <chart:series chart:style-name="ch12" chart:values-cell-range-address="Sheet1.D36:Sheet1.D41" chart:label-cell-address="Sheet1.D35:Sheet1.D35" chart:class="chart:line">
            <chart:data-point chart:repeated="6"/>
          </chart:series>
          <chart:series chart:style-name="ch13" chart:values-cell-range-address="Sheet1.E36:Sheet1.E41" chart:label-cell-address="Sheet1.E35:Sheet1.E35" chart:class="chart:line">
            <chart:data-point chart:repeated="6"/>
          </chart:series>
          <chart:series chart:style-name="ch14" chart:values-cell-range-address="Sheet1.F36:Sheet1.F41" chart:label-cell-address="Sheet1.F35:Sheet1.F35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rounds</text:p>
                <draw:g>
                  <svg:desc>Sheet1.B35:Sheet1.B35</svg:desc>
                </draw:g>
              </table:table-cell>
              <table:table-cell office:value-type="string">
                <text:p>10 rounds</text:p>
                <draw:g>
                  <svg:desc>Sheet1.C35:Sheet1.C35</svg:desc>
                </draw:g>
              </table:table-cell>
              <table:table-cell office:value-type="string">
                <text:p>100 rounds</text:p>
                <draw:g>
                  <svg:desc>Sheet1.D35:Sheet1.D35</svg:desc>
                </draw:g>
              </table:table-cell>
              <table:table-cell office:value-type="string">
                <text:p>1000 rounds</text:p>
                <draw:g>
                  <svg:desc>Sheet1.E35:Sheet1.E35</svg:desc>
                </draw:g>
              </table:table-cell>
              <table:table-cell office:value-type="string">
                <text:p>10000 rounds</text:p>
                <draw:g>
                  <svg:desc>Sheet1.F35:Sheet1.F3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6:Sheet1.A41</svg:desc>
                </draw:g>
              </table:table-cell>
              <table:table-cell office:value-type="float" office:value="1">
                <text:p>1</text:p>
                <draw:g>
                  <svg:desc>Sheet1.B36:Sheet1.B41</svg:desc>
                </draw:g>
              </table:table-cell>
              <table:table-cell office:value-type="float" office:value="1">
                <text:p>1</text:p>
                <draw:g>
                  <svg:desc>Sheet1.C36:Sheet1.C41</svg:desc>
                </draw:g>
              </table:table-cell>
              <table:table-cell office:value-type="float" office:value="1">
                <text:p>1</text:p>
                <draw:g>
                  <svg:desc>Sheet1.D36:Sheet1.D41</svg:desc>
                </draw:g>
              </table:table-cell>
              <table:table-cell office:value-type="float" office:value="1">
                <text:p>1</text:p>
                <draw:g>
                  <svg:desc>Sheet1.E36:Sheet1.E41</svg:desc>
                </draw:g>
              </table:table-cell>
              <table:table-cell office:value-type="float" office:value="1">
                <text:p>1</text:p>
                <draw:g>
                  <svg:desc>Sheet1.F36:Sheet1.F4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0284347595004">
                <text:p>1.0284347595004</text:p>
              </table:table-cell>
              <table:table-cell office:value-type="float" office:value="1.44024091850179">
                <text:p>1.44024091850179</text:p>
              </table:table-cell>
              <table:table-cell office:value-type="float" office:value="1.65915373166064">
                <text:p>1.65915373166064</text:p>
              </table:table-cell>
              <table:table-cell office:value-type="float" office:value="1.7051395657953">
                <text:p>1.7051395657953</text:p>
              </table:table-cell>
              <table:table-cell office:value-type="float" office:value="1.69805050952592">
                <text:p>1.6980505095259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07380688124306">
                <text:p>1.07380688124306</text:p>
              </table:table-cell>
              <table:table-cell office:value-type="float" office:value="1.77788104089219">
                <text:p>1.77788104089219</text:p>
              </table:table-cell>
              <table:table-cell office:value-type="float" office:value="2.23966704936854">
                <text:p>2.23966704936854</text:p>
              </table:table-cell>
              <table:table-cell office:value-type="float" office:value="2.30380125710865">
                <text:p>2.30380125710865</text:p>
              </table:table-cell>
              <table:table-cell office:value-type="float" office:value="2.27245775274237">
                <text:p>2.2724577527423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64551422319475">
                <text:p>0.564551422319475</text:p>
              </table:table-cell>
              <table:table-cell office:value-type="float" office:value="2.03944562899787">
                <text:p>2.03944562899787</text:p>
              </table:table-cell>
              <table:table-cell office:value-type="float" office:value="2.68328748280605">
                <text:p>2.68328748280605</text:p>
              </table:table-cell>
              <table:table-cell office:value-type="float" office:value="2.66978841484565">
                <text:p>2.66978841484565</text:p>
              </table:table-cell>
              <table:table-cell office:value-type="float" office:value="2.74337866857552">
                <text:p>2.7433786685755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69020889089708">
                <text:p>0.269020889089708</text:p>
              </table:table-cell>
              <table:table-cell office:value-type="float" office:value="2.23416058394161">
                <text:p>2.23416058394161</text:p>
              </table:table-cell>
              <table:table-cell office:value-type="float" office:value="3.01973684210526">
                <text:p>3.01973684210526</text:p>
              </table:table-cell>
              <table:table-cell office:value-type="float" office:value="3.01252446183953">
                <text:p>3.01252446183953</text:p>
              </table:table-cell>
              <table:table-cell office:value-type="float" office:value="3.03204113924051">
                <text:p>3.0320411392405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20296544971325">
                <text:p>0.120296544971325</text:p>
              </table:table-cell>
              <table:table-cell office:value-type="float" office:value="1.71993706450888">
                <text:p>1.71993706450888</text:p>
              </table:table-cell>
              <table:table-cell office:value-type="float" office:value="1.93718967229394">
                <text:p>1.93718967229394</text:p>
              </table:table-cell>
              <table:table-cell office:value-type="float" office:value="1.95305759959401">
                <text:p>1.95305759959401</text:p>
              </table:table-cell>
              <table:table-cell office:value-type="float" office:value="1.91960931630353">
                <text:p>1.919609316303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